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BodyEmitter.onTimeout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initializeWithError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WithMediaType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WithMediaType.DataWithMediaType( Object data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Emitter.send( Object object , @ Nullable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BodyEmitt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ResponseBodyEmitter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sendInternal( Object object , @ Nullable MediaType medi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allback.setDelegate( Runnabl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allback.accept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BodyEmitter.onCompletion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allback.setDelegate( Consumer &lt; Throwable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WithMediaTyp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ResponseBody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onError( Consumer &lt; Throwable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completeWithError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BodyEmitter.sen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Emitter.initialize( 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ponseBodyEmitter.extendResponse( ServerHttpRespons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BodyEmitter.comp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BodyEmit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llbac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